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24-02-07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23-02-14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22-01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21-01-26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9-01-14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8-01-2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7-01-09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6-01-19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4-02-04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3-10-01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3-01-31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1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8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1</text:p>
          </table:table-cell>
          <table:table-cell office:value-type="string" calcext:value-type="string">
            <text:p>MM3471</text:p>
          </table:table-cell>
          <table:table-cell office:value-type="string" calcext:value-type="string">
            <text:p>200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